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17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0036"/>
    <style:style style:name="ce4" style:family="table-cell" style:parent-style-name="Default" style:data-style-name="N1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8.502cm" svg:height="11.611cm" svg:x="11.626cm" svg:y="0.639cm">
            <draw:object draw:notify-on-update-of-ranges="Sheet1.B3:Sheet1.B30 Sheet1.D2:Sheet1.D2 Sheet1.D3:Sheet1.D30 Sheet1.F2:Sheet1.F2 Sheet1.F3:Sheet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日付</text:p>
          </table:table-cell>
          <table:table-cell table:style-name="ce9" office:value-type="string" calcext:value-type="string">
            <text:p>コンペ</text:p>
          </table:table-cell>
          <table:table-cell table:style-name="ce9" office:value-type="string" calcext:value-type="string">
            <text:p>スコア</text:p>
          </table:table-cell>
          <table:table-cell table:style-name="ce9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9" calcext:value-type="date">
            <text:p>2020/05/09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23" calcext:value-type="date">
            <text:p>2020/05/23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30" calcext:value-type="date">
            <text:p>2020/05/30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06" calcext:value-type="date">
            <text:p>2020/06/06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13" calcext:value-type="date">
            <text:p>2020/06/13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255" calcext:value-type="float">
            <text:p>0.12255</text:p>
          </table:table-cell>
          <table:table-cell office:value-type="float" office:value="1119" calcext:value-type="float">
            <text:p>111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20" calcext:value-type="date">
            <text:p>2020/06/20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/00/00</text:date>, <text:time style:data-style-name="N2" text:time-value="17:08:16.882976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6-14T17:12:22.439634172</dc:date>
    <meta:editing-duration>PT47M29S</meta:editing-duration>
    <meta:editing-cycles>19</meta:editing-cycles>
    <meta:generator>LibreOffice/6.4.2.2$MacOSX_X86_64 LibreOffice_project/4e471d8c02c9c90f512f7f9ead8875b57fcb1ec3</meta:generator>
    <meta:document-statistic meta:table-count="1" meta:cell-count="92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5pt" fo:font-weight="bold" style:font-size-asian="15pt" style:font-weight-asian="bold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tick-marks-major-inner="true" chart:tick-marks-major-outer="false" chart:logarithmic="false" chart:minimum="43862" chart:maximum="44002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619e85" fo:font-size="9pt" style:font-size-asian="15pt" style:font-weight-asian="bold" style:font-size-complex="9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666cm" svg:y="0.762cm" chart:style-name="ch2">
          <text:p>目標</text:p>
        </chart:title>
        <chart:plot-area chart:style-name="ch3" table:cell-range-address="Sheet1.B3:Sheet1.B30 Sheet1.D2:Sheet1.D30 Sheet1.F2:Sheet1.F30" chart:data-source-has-labels="both" svg:x="0.555cm" svg:y="0.354cm" svg:width="16.636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14" chart:major-interval-unit="days"/>
            <chart:title svg:x="15.192cm" svg:y="5.02cm" chart:style-name="ch5">
              <text:p>スコア</text:p>
            </chart:title>
            <chart:categories table:cell-range-address="Sheet1.B3:Sheet1.B30"/>
          </chart:axis>
          <chart:axis chart:dimension="x" chart:name="secondary-x" chart:style-name="ch6"/>
          <chart:axis chart:dimension="y" chart:name="primary-y" chart:style-name="ch7"/>
          <chart:series chart:style-name="ch8" chart:values-cell-range-address="Sheet1.D3:Sheet1.D30" chart:label-cell-address="Sheet1.D2:Sheet1.D2" chart:class="chart:line">
            <chart:data-point chart:repeated="28"/>
          </chart:series>
          <chart:series chart:style-name="ch9" chart:values-cell-range-address="Sheet1.F3:Sheet1.F30" chart:label-cell-address="Sheet1.F2:Sheet1.F2" chart:class="chart:line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30</svg:desc>
                </draw:g>
              </table:table-cell>
              <table:table-cell office:value-type="float" office:value="0.25883">
                <text:p>0.25883</text:p>
                <draw:g>
                  <svg:desc>Sheet1.D3:Sheet1.D30</svg:desc>
                </draw:g>
              </table:table-cell>
              <table:table-cell office:value-type="float" office:value="0.12">
                <text:p>0.12</text:p>
                <draw:g>
                  <svg:desc>Sheet1.F3:Sheet1.F30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2255">
                <text:p>0.122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